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791in"/>
    </style:style>
    <style:style style:name="co3" style:family="table-column">
      <style:table-column-properties fo:break-before="page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style:font-size-asian="13pt" style:font-size-complex="13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an Blossom</text:p>
          </table:table-cell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Lisp – est time to completion 5 hours</text:p>
          </table:table-cell>
          <table:covered-table-cell table:number-columns-repeated="2" table:style-name="ce3"/>
          <table:table-cell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Hours Spent</text:p>
          </table:table-cell>
          <table:table-cell table:style-name="ce10" office:value-type="string" calcext:value-type="string">
            <text:p>Tasks / Accomplishments / Issues / Thoughts</text:p>
          </table:table-cell>
          <table:table-cell/>
        </table:table-row>
        <table:table-row table:style-name="ro3">
          <table:table-cell table:style-name="ce4" office:value-type="date" office:date-value="2014-04-04" calcext:value-type="date">
            <text:p>04/04/14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Install an interpreter, and play with the shell, learn how to load a file.</text:p>
          </table:table-cell>
          <table:table-cell/>
        </table:table-row>
        <table:table-row table:style-name="ro3">
          <table:table-cell table:style-name="ce4" office:value-type="date" office:date-value="2014-04-06" calcext:value-type="date">
            <text:p>04/06/14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learn some of the syntax – learn about the parens </text:p>
          </table:table-cell>
          <table:table-cell/>
        </table:table-row>
        <table:table-row table:style-name="ro3">
          <table:table-cell table:style-name="ce4" office:value-type="date" office:date-value="2014-04-06" calcext:value-type="date">
            <text:p>04/06/14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can inc a string by one – have to ensure only A-Z get inc and Z rolls to A … Yippie</text:p>
          </table:table-cell>
          <table:table-cell/>
        </table:table-row>
        <table:table-row table:style-name="ro4">
          <table:table-cell table:style-name="ce4" office:value-type="date" office:date-value="2014-04-08" calcext:value-type="date">
            <text:p>04/08/14</text:p>
          </table:table-cell>
          <table:table-cell table:style-name="ce3" office:value-type="float" office:value="0.5" calcext:value-type="float">
            <text:p>0.5</text:p>
          </table:table-cell>
          <table:table-cell table:style-name="ce10" office:value-type="string" calcext:value-type="string">
            <text:p>It hurt a lot but completed 3 driver functions that can be used for encrypt. Sadly they will not produce good results for neg encrypt so will have to create 3 more driver functions for decrypt. I do not like duplicating functions.</text:p>
          </table:table-cell>
          <table:table-cell/>
        </table:table-row>
        <table:table-row table:style-name="ro4">
          <table:table-cell table:style-name="ce4" office:value-type="date" office:date-value="2014-04-10" calcext:value-type="date">
            <text:p>04/10/14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Not sure about the 3 hours, I have been on and off trying to get the recursive calls right with solve, but there was always some issue. Decided to use the progn command that allows block statements.</text:p>
          </table:table-cell>
          <table:table-cell/>
        </table:table-row>
        <table:table-row table:style-name="ro5">
          <table:table-cell table:style-name="ce4" office:value-type="date" office:date-value="2014-04-22" calcext:value-type="date">
            <text:p>04/22/14</text:p>
          </table:table-cell>
          <table:table-cell table:style-name="ce3" office:value-type="float" office:value="0.5" calcext:value-type="float">
            <text:p>0.5</text:p>
          </table:table-cell>
          <table:table-cell table:style-name="ce10" office:value-type="string" calcext:value-type="string">
            <text:p>Create test cases, all seemed well, moved around functions – broke a paren? And added comments.</text:p>
          </table:table-cell>
          <table:table-cell/>
        </table:table-row>
        <table:table-row table:style-name="ro1" table:number-rows-repeated="3">
          <table:table-cell table:style-name="ce5"/>
          <table:table-cell/>
          <table:table-cell table:style-name="ce11"/>
          <table:table-cell/>
        </table:table-row>
        <table:table-row table:style-name="ro6">
          <table:table-cell table:number-columns-repeated="4"/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6"/>
          <table:table-cell/>
        </table:table-row>
        <table:table-row table:style-name="ro2">
          <table:table-cell table:style-name="ce7" office:value-type="string" calcext:value-type="string" table:number-columns-spanned="3" table:number-rows-spanned="1">
            <text:p>Comments about Lisp</text:p>
          </table:table-cell>
          <table:covered-table-cell table:number-columns-repeated="2"/>
          <table:table-cell/>
        </table:table-row>
        <table:table-row table:style-name="ro1">
          <table:table-cell table:style-name="ce8" office:value-type="string" calcext:value-type="string" table:number-columns-spanned="3" table:number-rows-spanned="22">
            <text:p><text:span text:style-name="T1">So, up third was Lisp. Should have been first. I am not sure what I learned about Lisp other than it is completely not readable. The parenthesis make doing even the most trivial function overly difficult and for some functions I found there needing extra parenthesis that made no sense. Like cond did not seem to work correctly until it was wrapped with an extra set... I think I get the point now, but while coding was very aggravating. <text:s/>That 3 hours on one function is no lie, it might have been a bit more I started to lose track and thought failure was near. However, I got through this language in about 7 hours. Wow that is crazy. <text:s/>Even moving functions around in the code caused it to break. I did not erase any parens but one disappeared along the way. <text:s/>Compared to Haskell, Erlang and Scala this is sub-par. The other three provide support and create a somewhere usable environment. This business of everything is a list of atoms or lists is just silly. While it is my least favorite, there is some redeeming qualities. Such as just call a function recursively, that can be good. Keep the pattern matching and guards and all that extra eye candy out of the game. Use a “cond” statement for conditional and comparing operator, not sure you need anything else. I am glad to now truly understand the naming jokes behind the Lisp acronym name. I feel like after conquering a simple program in Lisp, I can accomplish any task in any language!</text:span>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00:00:01.660882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1:05:44.736799140</meta:creation-date>
    <dc:date>2014-04-22T15:09:21.065679418</dc:date>
    <meta:editing-duration>P1DT5H42M50S</meta:editing-duration>
    <meta:editing-cycles>33</meta:editing-cycles>
    <meta:generator>LibreOffice/4.1.2.3$Linux_X86_64 LibreOffice_project/410m0$Build-3</meta:generator>
    <meta:print-date>2014-02-26T08:27:42.822094757</meta:print-date>
    <meta:document-statistic meta:table-count="1" meta:cell-count="25" meta:object-count="0"/>
  </office:meta>
</office:document-meta>
</file>